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0.716cm" fo:margin-left="2.471cm" fo:margin-right="3.814cm" table:align="margins"/>
    </style:style>
    <style:style style:name="Tabelle1.A" style:family="table-column">
      <style:table-column-properties style:column-width="3.731cm" style:rel-column-width="22815*"/>
    </style:style>
    <style:style style:name="Tabelle1.B" style:family="table-column">
      <style:table-column-properties style:column-width="2.514cm" style:rel-column-width="15372*"/>
    </style:style>
    <style:style style:name="Tabelle1.C" style:family="table-column">
      <style:table-column-properties style:column-width="4.471cm" style:rel-column-width="2734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5.133cm" fo:margin-left="2.524cm" fo:margin-right="9.343cm" table:align="margins"/>
    </style:style>
    <style:style style:name="Tabelle5.A" style:family="table-column">
      <style:table-column-properties style:column-width="3.651cm" style:rel-column-width="46617*"/>
    </style:style>
    <style:style style:name="Tabelle5.B" style:family="table-column">
      <style:table-column-properties style:column-width="1.482cm" style:rel-column-width="1891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 style:data-style-name="N0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5011*"/>
    </style:style>
    <style:style style:name="Tabelle2.B" style:family="table-column">
      <style:table-column-properties style:column-width="8.281cm" style:rel-column-width="5052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5011*"/>
    </style:style>
    <style:style style:name="Tabelle4.B" style:family="table-column">
      <style:table-column-properties style:column-width="8.281cm" style:rel-column-width="5052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 style:list-style-name="L3">
      <style:paragraph-properties fo:text-align="start" style:justify-single-word="false"/>
    </style:style>
    <style:style style:name="P29" style:family="paragraph" style:parent-style-name="Standard" style:list-style-name="L11">
      <style:paragraph-properties fo:text-align="start" style:justify-single-word="false"/>
    </style:style>
    <style:style style:name="P30" style:family="paragraph" style:parent-style-name="Standard" style:list-style-name="L21">
      <style:paragraph-properties fo:text-align="start" style:justify-single-word="false"/>
    </style:style>
    <style:style style:name="P31" style:family="paragraph" style:parent-style-name="Standard" style:list-style-name="L22">
      <style:paragraph-properties fo:text-align="start" style:justify-single-word="false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19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9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20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22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 style:list-style-name="L2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 style:list-style-name="L21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0" style:family="paragraph" style:parent-style-name="Standard" style:list-style-name="L21">
      <style:paragraph-properties fo:text-align="start" style:justify-single-word="false"/>
      <style:text-properties fo:font-weight="bold" style:font-weight-asian="bold" style:font-weight-complex="bold"/>
    </style:style>
    <style:style style:name="P61" style:family="paragraph" style:parent-style-name="Standard" style:list-style-name="L25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63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10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7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71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72" style:family="paragraph" style:parent-style-name="Standard" style:list-style-name="L9">
      <style:paragraph-properties fo:margin-top="0.101cm" fo:margin-bottom="0cm" fo:text-align="start" style:justify-single-word="false"/>
      <style:text-properties fo:font-size="12pt" style:font-size-asian="12pt" style:font-size-complex="12pt"/>
    </style:style>
    <style:style style:name="P73" style:family="paragraph" style:parent-style-name="Standard" style:list-style-name="L5">
      <style:paragraph-properties fo:margin-top="0.101cm" fo:margin-bottom="0cm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</style:style>
    <style:style style:name="P75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</style:style>
    <style:style style:name="P76" style:family="paragraph" style:parent-style-name="Standard" style:list-style-name="L5">
      <style:paragraph-properties fo:margin-top="0.101cm" fo:margin-bottom="0cm" fo:text-align="start" style:justify-single-word="false"/>
    </style:style>
    <style:style style:name="P77" style:family="paragraph" style:parent-style-name="Standard" style:list-style-name="L10">
      <style:paragraph-properties fo:margin-top="0.101cm" fo:margin-bottom="0cm" fo:text-align="start" style:justify-single-word="false"/>
    </style:style>
    <style:style style:name="P78" style:family="paragraph" style:parent-style-name="Standard" style:list-style-name="L5">
      <style:paragraph-properties fo:margin-top="0.101cm" fo:margin-bottom="0cm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9" style:family="paragraph" style:parent-style-name="Standard" style:list-style-name="L9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0" style:family="paragraph" style:parent-style-name="Standard" style:list-style-name="L10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82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8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ff0000" fo:font-size="12pt" style:text-underline-style="none" style:font-size-asian="12pt" style:font-size-complex="12pt"/>
    </style:style>
    <style:style style:name="T31" style:family="text">
      <style:text-properties fo:color="#ff0000" fo:background-color="transparent"/>
    </style:style>
    <style:style style:name="T32" style:family="text">
      <style:text-properties fo:color="#000000"/>
    </style:style>
    <style:style style:name="T33" style:family="text">
      <style:text-properties fo:color="#000000" fo:background-color="#ffff00"/>
    </style:style>
    <style:style style:name="T34" style:family="text">
      <style:text-properties fo:color="#000000" fo:background-color="transparen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gelwerk</text:p>
      <text:list xml:id="list34415874" text:style-name="L1">
        <text:list-header>
          <text:p text:style-name="P24"/>
        </text:list-header>
      </text:list>
      <text:list xml:id="list34408481" text:style-name="L2">
        <text:list-item>
          <text:p text:style-name="P25">Karte</text:p>
          <text:list>
            <text:list-item>
              <text:p text:style-name="P27">Übersicht</text:p>
            </text:list-item>
            <text:list-item>
              <text:p text:style-name="P27">Gelände</text:p>
            </text:list-item>
          </text:list>
        </text:list-item>
        <text:list-item>
          <text:p text:style-name="P25">Einheiten</text:p>
          <text:list>
            <text:list-item>
              <text:p text:style-name="P25">Übersicht</text:p>
            </text:list-item>
            <text:list-item>
              <text:p text:style-name="P25">Attribute</text:p>
            </text:list-item>
          </text:list>
        </text:list-item>
        <text:list-item>
          <text:p text:style-name="P25">Ausrüstung</text:p>
          <text:list>
            <text:list-item>
              <text:p text:style-name="P25">Waffen (Nahkampf)</text:p>
            </text:list-item>
            <text:list-item>
              <text:p text:style-name="P25">Waffen (Fernkampf)</text:p>
            </text:list-item>
            <text:list-item>
              <text:p text:style-name="P25">Rüstungen</text:p>
            </text:list-item>
            <text:list-item>
              <text:p text:style-name="P25">Sonstige</text:p>
            </text:list-item>
          </text:list>
        </text:list-item>
        <text:list-item>
          <text:p text:style-name="P25">Aktionen</text:p>
          <text:list>
            <text:list-item>
              <text:p text:style-name="P25">Übersicht</text:p>
            </text:list-item>
            <text:list-item>
              <text:p text:style-name="P25">Bewegung </text:p>
            </text:list-item>
            <text:list-item>
              <text:p text:style-name="P25">Angriff <text:s/>(Nahkampf)</text:p>
            </text:list-item>
            <text:list-item>
              <text:p text:style-name="P25">Angriff (Fernkampf)</text:p>
            </text:list-item>
            <text:list-item>
              <text:p text:style-name="P25">Fähigkeiten und Eigenschaften</text:p>
            </text:list-item>
          </text:list>
        </text:list-item>
        <text:list-item>
          <text:p text:style-name="P25">Armee</text:p>
          <text:list>
            <text:list-item>
              <text:p text:style-name="P25">Armeestruktur</text:p>
            </text:list-item>
          </text:list>
        </text:list-item>
      </text:list>
      <text:p text:style-name="P5"/>
      <text:p text:style-name="P10">1. Karte</text:p>
      <text:p text:style-name="P11">1.1. Übersicht</text:p>
      <text:p text:style-name="P13"/>
      <text:list xml:id="list34401443" text:style-name="L3">
        <text:list-item>
          <text:list>
            <text:list-item>
              <text:p text:style-name="P28"><text:span text:style-name="T14">Karte –</text:span><text:span text:style-name="T27"> </text:span><text:span text:style-name="T15">Die Karte auf der gespielt wird, besteht aus Chunks</text:span></text:p>
            </text:list-item>
            <text:list-item>
              <text:p text:style-name="P32">Feld – <text:span text:style-name="T15">Ein einzelnes 6-eckiges Segment der Karte, auf einer bestimmten Höhe</text:span></text:p>
            </text:list-item>
            <text:list-item>
              <text:p text:style-name="P32">Chunk – <text:span text:style-name="T15">Alle Felder in einem 6-eckigen Segment der Karte</text:span></text:p>
              <text:p text:style-name="P33"/>
            </text:list-item>
          </text:list>
        </text:list-item>
      </text:list>
      <text:list xml:id="list34411242" text:style-name="L4">
        <text:list-header>
          <text:p text:style-name="P62">2. Einheiten </text:p>
        </text:list-header>
      </text:list>
      <text:p text:style-name="P23">2.1. Übersicht</text:p>
      <text:list xml:id="list34401372" text:style-name="L5">
        <text:list-item>
          <text:list>
            <text:list-item>
              <text:p text:style-name="P63">Trupp - <text:span text:style-name="T15"><text:s/>Ein Gruppe von Einheiten, über die man im Spiel befielt.</text:span></text:p>
            </text:list-item>
            <text:list-item>
              <text:p text:style-name="P63">Einheit – <text:span text:style-name="T15">Ein einzelner Soldat in einem Trupp. (Ausnahmen: Helden, riesige Einheiten, etc...)</text:span></text:p>
            </text:list-item>
            <text:list-item>
              <text:p text:style-name="P63">Nahkampfangriff (NA(t)) – <text:span text:style-name="T15">Entspricht dem Nahkampfschaden vom Typ t gegen ein Ziel ohne Resistenzen und ähnlichem.</text:span></text:p>
            </text:list-item>
            <text:list-item>
              <text:p text:style-name="P63">Fernkampfangriff (FA) – <text:span text:style-name="T15">Entspricht dem Fernkampfschaden gegen ein Ziel ohne Resistenzen und ähnlichem bei 100% Präzession.</text:span></text:p>
            </text:list-item>
            <text:list-item>
              <text:p text:style-name="P63">*Basisschaden(BS) – <text:span text:style-name="T15">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5">(LotR) Ork</text:p>
          </table:table-cell>
          <table:table-cell table:style-name="Tabelle3.B1" office:value-type="float" office:value="4">
            <text:p text:style-name="P15">4</text:p>
          </table:table-cell>
        </table:table-row>
        <table:table-row>
          <table:table-cell table:style-name="Tabelle3.A2" office:value-type="string">
            <text:p text:style-name="P15">Mensch</text:p>
          </table:table-cell>
          <table:table-cell table:style-name="Tabelle3.B2" office:value-type="float" office:value="6">
            <text:p text:style-name="P15">6</text:p>
          </table:table-cell>
        </table:table-row>
        <table:table-row>
          <table:table-cell table:style-name="Tabelle3.A2" office:value-type="string">
            <text:p text:style-name="P15">(LotR) Troll</text:p>
          </table:table-cell>
          <table:table-cell table:style-name="Tabelle3.B2" office:value-type="float" office:value="12">
            <text:p text:style-name="P15">12</text:p>
          </table:table-cell>
        </table:table-row>
      </table:table>
      <text:list xml:id="list3439927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4"><text:span text:style-name="T3">Einheiten-Lebenspunkte(ELP) – </text:span><text:span text:style-name="T6">Die Lebenspunkte eines einzelnen Solda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03729" text:style-name="L7">
        <text:list-item>
          <text:p text:style-name="P70"><text:soft-page-break/><text:span text:style-name="T20">Größe(G) – </text:span><text:span text:style-name="T15">Ein Set von Größenordnungen für </text:span><text:span text:style-name="T16">humanoide</text:span><text:span text:style-name="T15"> Einheiten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6">Sehr klein <text:span text:style-name="T17">(XS)</text:span></text:p>
          </table:table-cell>
          <table:table-cell table:style-name="Tabelle1.A1" office:value-type="string">
            <text:p text:style-name="P16">&lt;0,8m</text:p>
          </table:table-cell>
          <table:table-cell table:style-name="Tabelle1.C1" office:value-type="string">
            <text:p text:style-name="P18">Gartenzwerge,...</text:p>
          </table:table-cell>
        </table:table-row>
        <table:table-row>
          <table:table-cell table:style-name="Tabelle1.A2" office:value-type="string">
            <text:p text:style-name="P16">Klein <text:span text:style-name="T17">(S)</text:span></text:p>
          </table:table-cell>
          <table:table-cell table:style-name="Tabelle1.A2" office:value-type="string">
            <text:p text:style-name="P16">0,8m – 1,6m</text:p>
          </table:table-cell>
          <table:table-cell table:style-name="Tabelle1.C2" office:value-type="string">
            <text:p text:style-name="P18">(LotR) Zwerge -0.2m,...</text:p>
          </table:table-cell>
        </table:table-row>
        <table:table-row>
          <table:table-cell table:style-name="Tabelle1.A2" office:value-type="string">
            <text:p text:style-name="P16">Normal <text:span text:style-name="T17">(N)</text:span></text:p>
          </table:table-cell>
          <table:table-cell table:style-name="Tabelle1.A2" office:value-type="string">
            <text:p text:style-name="P16">1,6m – 2,2m</text:p>
          </table:table-cell>
          <table:table-cell table:style-name="Tabelle1.C2" office:value-type="string">
            <text:p text:style-name="P18">Menschen,...</text:p>
          </table:table-cell>
        </table:table-row>
        <table:table-row>
          <table:table-cell table:style-name="Tabelle1.A2" office:value-type="string">
            <text:p text:style-name="P16">Groß <text:span text:style-name="T17">(L)</text:span></text:p>
          </table:table-cell>
          <table:table-cell table:style-name="Tabelle1.A2" office:value-type="string">
            <text:p text:style-name="P16">2,2m – 4,0m </text:p>
          </table:table-cell>
          <table:table-cell table:style-name="Tabelle1.C2" office:value-type="string">
            <text:p text:style-name="P18">Reiter, (LotR) Trolle,...</text:p>
          </table:table-cell>
        </table:table-row>
        <table:table-row>
          <table:table-cell table:style-name="Tabelle1.A2" office:value-type="string">
            <text:p text:style-name="P16">Sehr Groß <text:span text:style-name="T17">(XL)</text:span></text:p>
          </table:table-cell>
          <table:table-cell table:style-name="Tabelle1.A2" office:value-type="string">
            <text:p text:style-name="P16">4,0m – 7,0m</text:p>
          </table:table-cell>
          <table:table-cell table:style-name="Tabelle1.C2" office:value-type="string">
            <text:p text:style-name="P18">1,5 (LotR) Trolle,...</text:p>
          </table:table-cell>
        </table:table-row>
        <table:table-row>
          <table:table-cell table:style-name="Tabelle1.A2" office:value-type="string">
            <text:p text:style-name="P16">Riesig <text:span text:style-name="T17">(XXL)</text:span></text:p>
          </table:table-cell>
          <table:table-cell table:style-name="Tabelle1.A2" office:value-type="string">
            <text:p text:style-name="P16">7,0m&lt;</text:p>
          </table:table-cell>
          <table:table-cell table:style-name="Tabelle1.C2" office:value-type="string">
            <text:p text:style-name="P18">Riese, 2 (LotR) Trolle,...</text:p>
          </table:table-cell>
        </table:table-row>
      </table:table>
      <text:list xml:id="list36538069" text:continue-list="list34401372" text:style-name="L5">
        <text:list-item>
          <text:list>
            <text:list-item>
              <text:p text:style-name="P73"><text:span text:style-name="T20">Initiative (I)</text:span><text:span text:style-name="T16"> </text:span><text:span text:style-name="T20">[0 – 25] </text:span><text:span text:style-name="T16">– </text:span><text:span text:style-name="T17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76"><text:span text:style-name="T4">Kampfgeschick (KG) [0 – 25] – </text:span><text:span text:style-name="T7">Beschreibt, wie gut eine Einheit im Umgang mit Waffen ausgebildet wurde. Er bestimmt die Präzession der Einheit im Fernkampf und im Nahkampf erhält die Einheit mit dem höheren Wert bestimmte Boni</text:span><text:span text:style-name="T4">.</text:span></text:p>
            </text:list-item>
            <text:list-item>
              <text:p text:style-name="P76"><text:span text:style-name="T4">Aktionspunkte (AP) [0 – 30] – </text:span><text:span text:style-name="T7">Beschreibt die Menge von Aktionen, die eine Einheit im Zeitintervall einer Runde ausführen kann. (Beachte: Es ist immer nur 1 Angriff möglich).Der Mittelwert sollte bei etwa 15 liegen.</text:span></text:p>
            </text:list-item>
            <text:list-item>
              <text:p text:style-name="P78"><text:span text:style-name="T10">Bewegungskosten (BK) – </text:span><text:span text:style-name="T7">Beschreibt die AP-Kosten für eine einfache, unmodifizierte Bewegung. </text:span><text:span text:style-name="T29">Anpassen je nachdem, wie groß ein Feld ist.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5">Mobiles Geschütz</text:p>
          </table:table-cell>
          <table:table-cell table:style-name="Tabelle5.B1" office:value-type="float" office:value="12">
            <text:p text:style-name="P15">12</text:p>
          </table:table-cell>
        </table:table-row>
        <table:table-row>
          <table:table-cell table:style-name="Tabelle5.A2" office:value-type="string">
            <text:p text:style-name="P15">Einfacher Fußsoldat</text:p>
          </table:table-cell>
          <table:table-cell table:style-name="Tabelle5.B2" office:value-type="float" office:value="7">
            <text:p text:style-name="P15">7</text:p>
          </table:table-cell>
        </table:table-row>
        <table:table-row>
          <table:table-cell table:style-name="Tabelle5.A2" office:value-type="string">
            <text:p text:style-name="P15">Einfacher Reiter</text:p>
          </table:table-cell>
          <table:table-cell table:style-name="Tabelle5.B2" office:value-type="float" office:value="4">
            <text:p text:style-name="P15">4</text:p>
          </table:table-cell>
        </table:table-row>
      </table:table>
      <text:list xml:id="list36525706" text:continue-numbering="true" text:style-name="L5">
        <text:list-item>
          <text:list>
            <text:list-item>
              <text:p text:style-name="P71"><text:span text:style-name="T22">Truppgröße(TG)</text:span><text:span text:style-name="T18"> – </text:span><text:span text:style-name="T19">Die Aktuelle Anzahl von Soldaten</text:span></text:p>
            </text:list-item>
            <text:list-item>
              <text:p text:style-name="P66">(normale) <text:span text:style-name="T14">Truppgröße(NTG) –</text:span><text:span text:style-name="T17"> Die Anzahl von Soldaten, ohne Verluste</text:span></text:p>
            </text:list-item>
            <text:list-item>
              <text:p text:style-name="P67">Lebenspunkte(LP) – <text:span text:style-name="T15">Beschreibt die Widerstandsfähigkeit gegen Treffer.</text:span></text:p>
            </text:list-item>
            <text:list-item>
              <text:p text:style-name="P65"><text:span text:style-name="T15">(normale) </text:span>Lebenspunkt(NLP)<text:span text:style-name="T15"> – Die Lebenspunkte eines unverletzten Trupps</text:span></text:p>
            </text:list-item>
            <text:list-item>
              <text:p text:style-name="P65">Nahkampfwaffe (NW) – <text:span text:style-name="T15">Die von den Einheiten dieses Trupps ausgerüstete(n) Nahkampfwaffe(n) (NW.Ws(t) = Der Waffenschaden des Typs t dieser Waffe. (Abschnitt 4.3)</text:span></text:p>
            </text:list-item>
            <text:list-item>
              <text:p text:style-name="P65">Fernkampfwaffe (FW) –<text:span text:style-name="T15"> Die von den Einheiten dieses Trupps ausgerüstete Fernkampfwaffe.(Abschnitt 4.4)</text:span></text:p>
            </text:list-item>
            <text:list-item>
              <text:p text:style-name="P65">Talente (T) – <text:span text:style-name="T15">Die </text:span><text:span text:style-name="T17">Eigenschaften </text:span><text:span text:style-name="T15">und </text:span><text:span text:style-name="T17">Fähigkeiten </text:span><text:span text:style-name="T15">eines Trupps. Beachte: Buffs, wie etwa „Ansturm I“ als Eigenschaften(Abschnitt 4.5)</text:span></text:p>
            </text:list-item>
          </text:list>
        </text:list-item>
      </text:list>
      <text:list xml:id="list36545778" text:continue-list="list34411242" text:style-name="L4">
        <text:list-item>
          <text:list>
            <text:list-header>
              <text:p text:style-name="P81">3. Ausrüstung</text:p>
            </text:list-header>
          </text:list>
        </text:list-item>
      </text:list>
      <text:p text:style-name="P7"/>
      <text:p text:style-name="P11">3.1.<text:tab/>Übersicht</text:p>
      <text:p text:style-name="P8"/>
      <text:p text:style-name="P11">3.2.<text:tab/>Waffen (Nahkampf)</text:p>
      <text:list xml:id="list34408279" text:style-name="L8">
        <text:list-item>
          <text:p text:style-name="P75"><text:span text:style-name="T4">Angriffstyp(Wtyp) – </text:span><text:span text:style-name="T7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Stich <text:span text:style-name="T17">(St)</text:span></text:p>
          </table:table-cell>
          <table:table-cell table:style-name="Tabelle2.B1" office:value-type="string">
            <text:p text:style-name="P19">Lanzen, Dolche,...</text:p>
          </table:table-cell>
        </table:table-row>
        <table:table-row>
          <table:table-cell table:style-name="Tabelle2.A2" office:value-type="string">
            <text:p text:style-name="P17">Wucht <text:span text:style-name="T17">(Wu)</text:span></text:p>
          </table:table-cell>
          <table:table-cell table:style-name="Tabelle2.B2" office:value-type="string">
            <text:p text:style-name="P19">Kriegshammer, Keulen,...</text:p>
          </table:table-cell>
        </table:table-row>
        <table:table-row>
          <table:table-cell table:style-name="Tabelle2.A2" office:value-type="string">
            <text:p text:style-name="P17">Klinge <text:span text:style-name="T17">(Kl)</text:span></text:p>
          </table:table-cell>
          <table:table-cell table:style-name="Tabelle2.B2" office:value-type="string">
            <text:p text:style-name="P19">Äxte, Schwerter,...</text:p>
          </table:table-cell>
        </table:table-row>
        <table:table-row>
          <table:table-cell table:style-name="Tabelle2.A2" office:value-type="string">
            <text:p text:style-name="P17">Fläche <text:span text:style-name="T17">(Fl)</text:span></text:p>
          </table:table-cell>
          <table:table-cell table:style-name="Tabelle2.B2" office:value-type="string">
            <text:p text:style-name="P20"><text:span text:style-name="Emphasis"><text:span text:style-name="T21">Schrapnellgeschoss, Flammenatem,...</text:span></text:span></text:p>
          </table:table-cell>
        </table:table-row>
        <text:soft-page-break/>
        <table:table-row>
          <table:table-cell table:style-name="Tabelle2.A2" office:value-type="string">
            <text:p text:style-name="P17">Energie <text:span text:style-name="T17">(En)</text:span></text:p>
          </table:table-cell>
          <table:table-cell table:style-name="Tabelle2.B2" office:value-type="string">
            <text:p text:style-name="P19">Blitz, Lebensentzug, Flammenschwert,...</text:p>
          </table:table-cell>
        </table:table-row>
      </table:table>
      <text:p text:style-name="P21"><text:tab/><text:tab/>evtl. Auch mehrere Möglich (Hellebarde)</text:p>
      <text:p text:style-name="P22"><text:span text:style-name="T6"><text:tab/></text:span><text:span text:style-name="T24">Waffenattribute (Nahkampf):</text:span></text:p>
      <text:list xml:id="list34418372" text:style-name="L9">
        <text:list-item>
          <text:list>
            <text:list-item>
              <text:p text:style-name="P72"><text:span text:style-name="T22">Waffenschaden (WS(t))</text:span><text:span text:style-name="T23"> (t </text:span><text:span text:style-name="T25">ist Wtyp)</text:span><text:span text:style-name="T22"> –</text:span><text:span text:style-name="T18"> </text:span><text:span text:style-name="T19">Der Grundschaden der Waffe , welcher vom Angriffstyp t abhängt. (z.B. WS(Kl,Langschwert) = 8)</text:span></text:p>
            </text:list-item>
            <text:list-item>
              <text:p text:style-name="P72"><text:span text:style-name="T22">Handhabung (HH(s)) </text:span><text:span text:style-name="T23">(s ist eine Größe)</text:span><text:span text:style-name="T22"> –</text:span><text:span text:style-name="T18"> </text:span><text:span text:style-name="T19">Beschreibt wie eine Einheit der Größe s, eine Waffe führen darf/kann. </text:span></text:p>
            </text:list-item>
            <text:list-item>
              <text:p text:style-name="P68"><text:span text:style-name="T13">Waffentalente (WT) – </text:span><text:span text:style-name="T19">Die Talente, welche die Waffe einem Trupp oder Helden verleiht.</text:span></text:p>
            </text:list-item>
            <text:list-item>
              <text:p text:style-name="P64">Waffenmodifikationen (Wmodi(a)) –<text:span text:style-name="T15"> Gibt an, wie die Waffe das Attribut a beeinflusst.</text:span></text:p>
              <text:list>
                <text:list-item>
                  <text:p text:style-name="P64">Initiative</text:p>
                </text:list-item>
                <text:list-item>
                  <text:p text:style-name="P64">Kampfgeschick</text:p>
                </text:list-item>
                <text:list-item>
                  <text:p text:style-name="P64">Angriffskosten</text:p>
                  <text:p text:style-name="P79"/>
                </text:list-item>
              </text:list>
            </text:list-item>
          </text:list>
        </text:list-item>
      </text:list>
      <text:p text:style-name="P11">3.3.<text:tab/>Waffen (Fernkampf)</text:p>
      <text:list xml:id="list36531359" text:continue-list="list34408279" text:style-name="L8">
        <text:list-item>
          <text:p text:style-name="P75"><text:span text:style-name="T4">Angriffstyp(Wtyp) – </text:span><text:span text:style-name="T7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Stich <text:span text:style-name="T17">(St)</text:span></text:p>
          </table:table-cell>
          <table:table-cell table:style-name="Tabelle4.B1" office:value-type="string">
            <text:p text:style-name="P19">Pfeile, Bolzen, Gewehrkugeln,...</text:p>
          </table:table-cell>
        </table:table-row>
        <table:table-row>
          <table:table-cell table:style-name="Tabelle4.A2" office:value-type="string">
            <text:p text:style-name="P17">Wucht <text:span text:style-name="T17">(Wu)</text:span></text:p>
          </table:table-cell>
          <table:table-cell table:style-name="Tabelle4.B2" office:value-type="string">
            <text:p text:style-name="P19">Massive Kanonenkugeln,...</text:p>
          </table:table-cell>
        </table:table-row>
        <table:table-row>
          <table:table-cell table:style-name="Tabelle4.A2" office:value-type="string">
            <text:p text:style-name="P17">Klinge <text:span text:style-name="T17">(Kl)</text:span></text:p>
          </table:table-cell>
          <table:table-cell table:style-name="Tabelle4.B2" office:value-type="string">
            <text:p text:style-name="P19">Wurfmesser,..</text:p>
          </table:table-cell>
        </table:table-row>
        <table:table-row>
          <table:table-cell table:style-name="Tabelle4.A2" office:value-type="string">
            <text:p text:style-name="P17">Fläche <text:span text:style-name="T17">(Fl)</text:span></text:p>
          </table:table-cell>
          <table:table-cell table:style-name="Tabelle4.B2" office:value-type="string">
            <text:p text:style-name="P20"><text:span text:style-name="Emphasis"><text:span text:style-name="T21">Schrapnellgeschoss, Feuerbälle,...</text:span></text:span></text:p>
          </table:table-cell>
        </table:table-row>
        <table:table-row>
          <table:table-cell table:style-name="Tabelle4.A2" office:value-type="string">
            <text:p text:style-name="P17">Energie <text:span text:style-name="T17">(En)</text:span></text:p>
          </table:table-cell>
          <table:table-cell table:style-name="Tabelle4.B2" office:value-type="string">
            <text:p text:style-name="P19">Blitz, magisches Geschoss,...</text:p>
          </table:table-cell>
        </table:table-row>
      </table:table>
      <text:p text:style-name="P21"><text:tab/><text:tab/><text:span text:style-name="T28">Versuche erst mal den Schadenstyp im Fernkampf eindeutig zu halte, spezielle <text:tab/><text:tab/><text:tab/>Geschosse lassen sich durch Fähigkeiten implementieren.</text:span></text:p>
      <text:p text:style-name="P22"><text:span text:style-name="T6"><text:tab/></text:span><text:span text:style-name="T24">Waffenattribute (Fernkampf):</text:span></text:p>
      <text:list xml:id="list34395705" text:style-name="L10">
        <text:list-item>
          <text:list>
            <text:list-item>
              <text:p text:style-name="P77"><text:span text:style-name="T4">Waffenschaden (WS(t))</text:span><text:span text:style-name="T5"> (t </text:span><text:span text:style-name="T26">ist Wtyp)</text:span><text:span text:style-name="T4"> –</text:span><text:span text:style-name="T8"> </text:span><text:span text:style-name="T7">Der Grundschaden der Waffe , welcher vom Angriffstyp t abhängt. (z.B. WS(Kl,Langschwert) = 8)</text:span></text:p>
            </text:list-item>
            <text:list-item>
              <text:p text:style-name="P77"><text:span text:style-name="T4">Handhabung (HH(s)) </text:span><text:span text:style-name="T5">(s ist eine Größe)</text:span><text:span text:style-name="T4"> –</text:span><text:span text:style-name="T8"> </text:span><text:span text:style-name="T7">Beschreibt wie eine Einheit der Größe s, eine Waffe führen darf/kann. </text:span></text:p>
            </text:list-item>
            <text:list-item>
              <text:p text:style-name="P69"><text:span text:style-name="T13">Waffentalente (WT)</text:span><text:span text:style-name="T19"> – Die Talente, welche die Waffe einem Trupp oder Helden verleiht.</text:span></text:p>
            </text:list-item>
            <text:list-item>
              <text:p text:style-name="P80"><text:span text:style-name="T9">Waffenmodifikationen (Wmodi) –</text:span><text:span text:style-name="T6"> Angriffskosten, Kampfgeschick,...</text:span></text:p>
            </text:list-item>
          </text:list>
        </text:list-item>
      </text:list>
      <text:p text:style-name="P11"/>
      <text:p text:style-name="P11">3.4.<text:tab/>Sonstige</text:p>
      <text:p text:style-name="P1"/>
      <text:list xml:id="list36534947" text:continue-list="list36545778" text:style-name="L4">
        <text:list-header>
          <text:p text:style-name="P82">3. Aktionen</text:p>
          <text:p text:style-name="P35"/>
        </text:list-header>
      </text:list>
      <text:p text:style-name="P11">4.1.<text:tab/>Übersicht</text:p>
      <text:p text:style-name="P4">Einem Trupp stehen eine begrenzte Anzahl von AP pro Zug zur Verfügung. Diese können für Aktionen wie Bewegungen, Angriffe oder das Einsätzen von Fähigkeiten benötigt werden.</text:p>
      <text:p text:style-name="P6"/>
      <text:p text:style-name="P11"><text:soft-page-break/>4.2.<text:tab/>Bewegung</text:p>
      <text:p text:style-name="P11"/>
      <text:p text:style-name="P3">Ein Trupp kann sich beliebig oft in einem Zug bewegen, solange sie genug AP hat. Die <text:span text:style-name="T14">tatsächlichen Bewegungskosten (BK*) </text:span>einer <text:span text:style-name="T14">Bodeneinheit</text:span> t von einem Feld f zu einem Feld f' über die Kante k berechnen sich wie folgt:</text:p>
      <text:p text:style-name="P3"/>
      <text:p text:style-name="P3"><draw:frame draw:style-name="fr1" draw:name="Objekt1" text:anchor-type="as-char" svg:width="12.578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 <text:span text:style-name="T14">Ablauf einer Bodenbewegung </text:span>(Es stehen genügend AP für eine Bewegung zur Verfügung)</text:p>
      <text:list xml:id="list34417368" text:style-name="L11">
        <text:list-item>
          <text:list>
            <text:list-item>
              <text:list>
                <text:list-item>
                  <text:p text:style-name="P42">Ereignis „Bewegung Vorher“</text:p>
                </text:list-item>
                <text:list-item>
                  <text:p text:style-name="P42">Sind weiterhin alle Bedingungen für die Bewegung erfüllt?</text:p>
                  <text:list>
                    <text:list-item>
                      <text:p text:style-name="P42">Ja: weiter mit der Bewegung </text:p>
                    </text:list-item>
                    <text:list-item>
                      <text:p text:style-name="P42">Nein: Bewegung abbrechen</text:p>
                    </text:list-item>
                  </text:list>
                </text:list-item>
                <text:list-item>
                  <text:p text:style-name="P29">AP := AP – BK*</text:p>
                </text:list-item>
                <text:list-item>
                  <text:p text:style-name="P29">Ereignis „Bewegung Nachher“</text:p>
                </text:list-item>
              </text:list>
            </text:list-item>
          </text:list>
        </text:list-item>
      </text:list>
      <text:p text:style-name="P11"/>
      <text:p text:style-name="P11">4.3.<text:tab/>Angriff</text:p>
      <text:p text:style-name="P11"/>
      <text:p text:style-name="P13"><text:span text:style-name="T11"><text:tab/></text:span><text:span text:style-name="T12">Ablauf eines Nahkampfangriffs </text:span><text:span text:style-name="T11">(Es stehen genug AP für einen Angriff zur Verfügung)</text:span><text:span text:style-name="T12">:</text:span></text:p>
      <text:list xml:id="list3441445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Angreifer: Ereignis „Angriff Vorher“</text:p>
                        </text:list-item>
                        <text:list-item>
                          <text:p text:style-name="P43">Verteidiger: Ereignis „Verteidigung Vorher“</text:p>
                        </text:list-item>
                        <text:list-item>
                          <text:p text:style-name="P43">Sind weiterhin alle Bedingungen für den Angriff erfüllt? <text:tab/></text:p>
                          <text:list>
                            <text:list-item>
                              <text:p text:style-name="P43">Ja: weiter mit dem Angriff.</text:p>
                            </text:list-item>
                            <text:list-item>
                              <text:p text:style-name="P43">Nein: Angriff abbrechen.</text:p>
                            </text:list-item>
                          </text:list>
                        </text:list-item>
                        <text:list-item>
                          <text:p text:style-name="P43">Angreifer AP := 0</text:p>
                        </text:list-item>
                        <text:list-item>
                          <text:p text:style-name="P43">Sind die Kampfinitiativen Unterschiedlich?</text:p>
                          <text:list>
                            <text:list-item>
                              <text:p text:style-name="P43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43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0"><text:tab/></text:span><text:span text:style-name="T30"><text:tab/>(geschickt wäre es, wenn die Funktion die Schaden verursacht selbst diese Ereignisse <text:tab/><text:tab/>aufruft, damit Fähigkeiten richtig gehandhabt werden)</text:span></text:p>
      <text:list xml:id="list35598179" text:style-name="L2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10">Angreifer: Ereignis „Angriff“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18678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Angreifer: Ereignis „Leben X“ falls zutreffend</text:p>
                        </text:list-item>
                        <text:list-item>
                          <text:p text:style-name="P44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530297" text:continue-list="list3441445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Angreifer: Ereignis „Angriff Nachher“</text:p>
                        </text:list-item>
                        <text:list-item>
                          <text:p text:style-name="P43">Verteidiger: Ereignis „Verteidigung Nachher“</text:p>
                        </text:list-item>
                        <text:list-item>
                          <text:p text:style-name="P43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15213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4"><text:span text:style-name="T10"><text:tab/></text:span><text:span text:style-name="T12">Ablauf eines Fernkampfangriffs </text:span><text:span text:style-name="T10">(Es stehen genug AP für Angriff zur Verfügung):</text:span></text:p>
      <text:list xml:id="list34394672" text:style-name="L15">
        <text:list-item>
          <text:list>
            <text:list-item>
              <text:list>
                <text:list-item>
                  <text:p text:style-name="P46">Angreifer: Ereignis „Angriff Fernkampf Vorher“</text:p>
                </text:list-item>
                <text:list-item>
                  <text:p text:style-name="P46">Verteidiger: Ereignis „Verteidigung Fernkampf Vorher“</text:p>
                </text:list-item>
              </text:list>
            </text:list-item>
          </text:list>
        </text:list-item>
      </text:list>
      <text:list xml:id="list34411490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Sind weiterhin alle Bedingungen für den Angriff erfüllt? <text:tab/></text:p>
                          <text:list>
                            <text:list-item>
                              <text:p text:style-name="P47">Ja: weiter mit dem Angriff.</text:p>
                            </text:list-item>
                            <text:list-item>
                              <text:p text:style-name="P47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00395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Angreifer AP := 0</text:p>
                        </text:list-item>
                        <text:list-item>
                          <text:p text:style-name="P48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85989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<text:soft-page-break/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20550"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Angreifer: Ereignis „Leben X“ falls zutreffend</text:p>
                        </text:list-item>
                        <text:list-item>
                          <text:p text:style-name="P49">Verteidiger: Ereignis „Leben X“ falls zutreffend</text:p>
                        </text:list-item>
                        <text:list-item>
                          <text:p text:style-name="P49">Angreifer: Ereignis „Angriff Nachher“</text:p>
                        </text:list-item>
                        <text:list-item>
                          <text:p text:style-name="P49">Verteidiger: Ereignis „Verteidigung Nachher“</text:p>
                        </text:list-item>
                        <text:list-item>
                          <text:p text:style-name="P49">Angreifer: Ereignis „Moral X“ falls zutreffend</text:p>
                        </text:list-item>
                        <text:list-item>
                          <text:p text:style-name="P49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tab/></text:p>
      <text:p text:style-name="P11">4.4.<text:tab/>Fähigkeiten, Eigenschaften und Effekte</text:p>
      <text:p text:style-name="P11"/>
      <text:p text:style-name="P4">Die <text:span text:style-name="T14">Fähigkeiten</text:span> und <text:span text:style-name="T14">Eigenschaften</text:span> einer Einheit bilden zusammen die <text:span text:style-name="T14">Talente</text:span> der Einheit. Dies können Hintergrundmerkmale (wie etwa ein spezielles Training) oder aber auch im Laufe der Kampagne erlernte Fähigkeiten sein. Eigenschaften sind in der Regel <text:span text:style-name="T14">Passive</text:span> Talente, die Boni oder auch Mali auf die Grundwerte geben, darüber hinaus können sie auch in bestimmten Situationen (siehe Ereignisse) <text:span text:style-name="T14">Effekte</text:span> geben. Fähigkeiten sind <text:span text:style-name="T14">Aktive</text:span> Talente und müssen mit AP aktiviert werden. Auch Effekte können in bestimmten Situationen neue Effekte auslösen. <text:span text:style-name="T14">Modifikationen </text:span>geben an, wie Talente und Effekte Handlungen eines Trupps beeinflussen.</text:p>
      <text:p text:style-name="P4"/>
      <text:list xml:id="list34395937" text:style-name="L19">
        <text:list-item>
          <text:list>
            <text:list-item>
              <text:p text:style-name="P53"><text:span text:style-name="T14">Talente</text:span> ändern sich während des Szenarios nicht</text:p>
              <text:list>
                <text:list-item>
                  <text:p text:style-name="P40">Eigenschaften <text:span text:style-name="T27">geben Permanente Boni zu Attributen, modifizieren Aktionen und können Effekte auslösen, wenn bestimmt Ereignisse eintreten.</text:span></text:p>
                </text:list-item>
                <text:list-item>
                  <text:p text:style-name="P40">Fähigkeiten <text:span text:style-name="T27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40">Effekte</text:p>
              <text:list>
                <text:list-item>
                  <text:p text:style-name="P40">anhaltende Effekte<text:span text:style-name="T27"> sind vergleichbar mit Buffs aus bekannten spielen. Sie geben temporärer Boni zu Attributen, können Aktionen modifizieren und Effekte auslösen, wenn bestimmte Ereignisse eintreten.</text:span></text:p>
                </text:list-item>
                <text:list-item>
                  <text:p text:style-name="P40">Sofortige Effekte <text:span text:style-name="T27">treten sofort ein, Flächenschaden von Geschützen und ähnlichem</text:span></text:p>
                </text:list-item>
              </text:list>
            </text:list-item>
          </text:list>
        </text:list-item>
      </text:list>
      <text:p text:style-name="P4"/>
      <text:p text:style-name="P4"><text:tab/><text:span text:style-name="T2">Ereignisse</text:span></text:p>
      <text:p text:style-name="P4"><text:span text:style-name="T14"><text:tab/>(anhaltende) Effekte</text:span> und <text:span text:style-name="T14">Eigenschaften</text:span> können andere Effekte auslösen. Tritt ein Ereignis <text:tab/>ein, so wird bei allen (anhaltenden) Effekten und Eigenschaften, die bei diesem Ereignis <text:tab/>ausgelöst werden geprüft, ob <text:tab/>die Bedingungen erfüllt sind und die Effekte <text:span text:style-name="T14"><text:tab/></text:span></text:p>
      <text:p text:style-name="P2"/>
      <text:list xml:id="list34421982" text:style-name="L20">
        <text:list-item>
          <text:list>
            <text:list-item>
              <text:list>
                <text:list-item>
                  <text:p text:style-name="P54">Bewegung Vorher : <text:span text:style-name="T27">Tritt ein, bevor sich ein Trupp/Held auf ein anders Feld bewegt.</text:span></text:p>
                </text:list-item>
                <text:list-item>
                  <text:p text:style-name="P54">Bewegung Nachher :<text:span text:style-name="T27"> Tritt ein, nachdem sich ein Trupp/Held auf ein anders Feld bewegt hat.</text:span></text:p>
                </text:list-item>
                <text:list-item>
                  <text:p text:style-name="P54">Drehung</text:p>
                </text:list-item>
                <text:list-item>
                  <text:p text:style-name="P54">Angriff Vorher: <text:span text:style-name="T27">Tritt ein, bevor ein Trupp einen andern angreift. </text:span></text:p>
                </text:list-item>
                <text:list-item>
                  <text:p text:style-name="P54">Angriff: <text:span text:style-name="T27">Tritt ein, während ein Trupp angreift.</text:span></text:p>
                </text:list-item>
                <text:list-item>
                  <text:p text:style-name="P54">Angriff Nachher: <text:span text:style-name="T27">Tritt ein, nachdem ein Trupp einen andern angegriffen hat.</text:span></text:p>
                </text:list-item>
                <text:list-item>
                  <text:p text:style-name="P54">Angriff Fernkampf Vorher</text:p>
                </text:list-item>
                <text:list-item>
                  <text:p text:style-name="P54">Angriff Fernkampf </text:p>
                </text:list-item>
                <text:list-item>
                  <text:p text:style-name="P54">Angriff Fernkampf Nachher</text:p>
                </text:list-item>
                <text:list-item>
                  <text:p text:style-name="P54">Verteidigung Vorher: <text:span text:style-name="T27">Tritt ein, bevor ein Trupp angegriffen wird.</text:span></text:p>
                </text:list-item>
                <text:list-item>
                  <text:p text:style-name="P54">Verteidigung Nachher<text:span text:style-name="T27">: Tritt ein, nachdem ein Trupp angegriffen wurde.</text:span></text:p>
                </text:list-item>
                <text:list-item>
                  <text:p text:style-name="P54">Verteidigung Fernkampf Vorher</text:p>
                </text:list-item>
                <text:list-item>
                  <text:p text:style-name="P54">Verteidigung Fernkampf Nachher</text:p>
                </text:list-item>
                <text:list-item>
                  <text:p text:style-name="P54">Aktion benutzen: <text:span text:style-name="T27">Eine Aktion auf der Karte benutzen </text:span><text:span text:style-name="T15">(z.B verschanzen)</text:span></text:p>
                </text:list-item>
                <text:list-item>
                  <text:p text:style-name="P54"><text:soft-page-break/>Moral über 100%</text:p>
                </text:list-item>
                <text:list-item>
                  <text:p text:style-name="P54">Moral 75% - 100%</text:p>
                </text:list-item>
                <text:list-item>
                  <text:p text:style-name="P54">Moral 50% - 75%</text:p>
                </text:list-item>
                <text:list-item>
                  <text:p text:style-name="P54">Moral 25% - 50%</text:p>
                </text:list-item>
                <text:list-item>
                  <text:p text:style-name="P54">Moral 0% - 25%</text:p>
                </text:list-item>
                <text:list-item>
                  <text:p text:style-name="P54">Moral 0 (Flucht)</text:p>
                </text:list-item>
                <text:list-item>
                  <text:p text:style-name="P54">Leben 100%</text:p>
                </text:list-item>
                <text:list-item>
                  <text:p text:style-name="P54">Leben 75% - 100%</text:p>
                </text:list-item>
                <text:list-item>
                  <text:p text:style-name="P54">Leben 50% - 75%</text:p>
                </text:list-item>
                <text:list-item>
                  <text:p text:style-name="P54">Leben 25% - 50%</text:p>
                </text:list-item>
                <text:list-item>
                  <text:p text:style-name="P54">Leben 0% - 25%</text:p>
                </text:list-item>
                <text:list-item>
                  <text:p text:style-name="P54">Leben 0 (Tot)</text:p>
                </text:list-item>
                <text:list-item>
                  <text:p text:style-name="P54">Zug Beginn</text:p>
                </text:list-item>
                <text:list-item>
                  <text:p text:style-name="P54">Zug Ende</text:p>
                </text:list-item>
              </text:list>
            </text:list-item>
          </text:list>
        </text:list-item>
      </text:list>
      <text:p text:style-name="P2"><text:tab/></text:p>
      <text:p text:style-name="P26"><text:tab/>Beispiele</text:p>
      <text:p text:style-name="P1"><text:tab/>Beispiel 1: Schrapnellgeschütz</text:p>
      <text:p text:style-name="P83"><text:tab/><text:span text:style-name="T31">(Nicht vergessen: Effekt-schaden bei der Berechnung des potentiellen Schadens nicht zu <text:tab/>vernachlässigen)</text:span></text:p>
      <text:list xml:id="list34402329" text:style-name="L23">
        <text:list-item>
          <text:list>
            <text:list-item>
              <text:p text:style-name="P38">Fähigkeit: Schrapnellgeschoss</text:p>
              <text:list>
                <text:list-item>
                  <text:p text:style-name="P38">Kosten:<text:span text:style-name="T27"> 8 AP</text:span></text:p>
                </text:list-item>
                <text:list-item>
                  <text:p text:style-name="P38">Beschreibung: „<text:span text:style-name="T27">Feuert beim nächsten Schuss ein Schrapnellgeschoss ab, dass Flächenschaden verursacht“</text:span></text:p>
                </text:list-item>
                <text:list-item>
                  <text:p text:style-name="P38">sofortige Effekte: <text:span text:style-name="T27">-</text:span></text:p>
                </text:list-item>
                <text:list-item>
                  <text:p text:style-name="P38">anhaltende Effekte: <text:span text:style-name="T27">Schrapnellmunition für ausführende Einheit </text:span></text:p>
                </text:list-item>
              </text:list>
            </text:list-item>
            <text:list-item>
              <text:p text:style-name="P38">anhaltender Effekt: <text:span text:style-name="T27">Schrapnellmunition</text:span></text:p>
              <text:list>
                <text:list-item>
                  <text:p text:style-name="P38">Typ: <text:span text:style-name="T27">Positiv</text:span></text:p>
                </text:list-item>
                <text:list-item>
                  <text:p text:style-name="P38">Ereignisse: <text:span text:style-name="T27">Angriff Fernkampf</text:span></text:p>
                </text:list-item>
                <text:list-item>
                  <text:p text:style-name="P38">Bedingung: - </text:p>
                </text:list-item>
                <text:list-item>
                  <text:p text:style-name="P38">Effekt: <text:span text:style-name="T27">Splitterschaden für Ziel und angrenzende, wenn sichtbar</text:span></text:p>
                </text:list-item>
                <text:list-item>
                  <text:p text:style-name="P38">Auswirkungen: -</text:p>
                </text:list-item>
                <text:list-item>
                  <text:p text:style-name="P38">Modifikationen: <text:span text:style-name="T27">keinen Direkten Schaden </text:span></text:p>
                </text:list-item>
                <text:list-item>
                  <text:p text:style-name="P38">Dauer: <text:span text:style-name="T27">-1</text:span></text:p>
                </text:list-item>
                <text:list-item>
                  <text:p text:style-name="P38">Abbruch: <text:span text:style-name="T27">Tot</text:span></text:p>
                </text:list-item>
              </text:list>
            </text:list-item>
            <text:list-item>
              <text:p text:style-name="P38">sofortiger Effekt: <text:span text:style-name="T27">Splitterschaden</text:span></text:p>
              <text:list>
                <text:list-item>
                  <text:p text:style-name="P38">Typ:<text:span text:style-name="T27"> Sofort </text:span></text:p>
                </text:list-item>
                <text:list-item>
                  <text:p text:style-name="P38">Effekte: -</text:p>
                </text:list-item>
                <text:list-item>
                  <text:p text:style-name="P38">Auswirkungen: <text:span text:style-name="T27">Flächenschaden, der dem 0.4fachen Schaden eines direkten Angriffes mit -6 KG entspricht</text:span></text:p>
                  <text:p text:style-name="P38"><text:span text:style-name="T27"/></text:p>
                </text:list-item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4422640" text:style-name="L21">
        <text:list-item>
          <text:list>
            <text:list-item>
              <text:list>
                <text:list-item>
                  <text:p text:style-name="P57">Verteidigungshaltung I (versteckt):</text:p>
                </text:list-item>
              </text:list>
            </text:list-item>
          </text:list>
        </text:list-item>
      </text:list>
      <text:p text:style-name="P56"><text:tab/><text:tab/><text:span text:style-name="T15">Diesen Effekt haben alle normalen Bodeneinheiten</text:span></text:p>
      <text:list xml:id="list36520582" text:continue-numbering="true" text:style-name="L2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Ereignisse:</text:span> Zug beendet</text:p>
                    </text:list-item>
                    <text:list-item>
                      <text:p text:style-name="P50"><text:span text:style-name="T14">Bedingung:</text:span> Zug beendet mit mehr als 50% der AP, aber weniger als 100% und nicht im Kampf</text:p>
                    </text:list-item>
                    <text:list-item>
                      <text:p text:style-name="P30"><text:span text:style-name="T12">Effekt:</text:span><text:span text:style-name="T11"> Verteidigungshaltung I (positiv)</text:span></text:p>
                    </text:list-item>
                    <text:list-item>
                      <text:p text:style-name="P60"><text:span text:style-name="T10">Auswirkungen:</text:span><text:span text:style-name="T11"> -</text:span></text:p>
                    </text:list-item>
                    <text:list-item>
                      <text:p text:style-name="P50"><text:soft-page-break/><text:span text:style-name="T14">Dauer:</text:span> -1</text:p>
                    </text:list-item>
                    <text:list-item>
                      <text:p text:style-name="P50"><text:span text:style-name="T14">Abbruch:</text:span> -</text:p>
                    </text:list-item>
                  </text:list>
                </text:list-item>
                <text:list-item>
                  <text:p text:style-name="P57">Verteidigungshaltung I (positiv):</text:p>
                  <text:list>
                    <text:list-item>
                      <text:p text:style-name="P58"><text:span text:style-name="T14">Ereignisse:</text:span> -</text:p>
                    </text:list-item>
                    <text:list-item>
                      <text:p text:style-name="P50"><text:span text:style-name="T14">Bedingung:</text:span> -</text:p>
                    </text:list-item>
                    <text:list-item>
                      <text:p text:style-name="P50"><text:span text:style-name="T14">Effekt:</text:span> </text:p>
                    </text:list-item>
                    <text:list-item>
                      <text:p text:style-name="P30"><text:span text:style-name="T12">Auswirkungen: </text:span><text:span text:style-name="T11">+1 Initiative, +1 Abwehr, +1 Grundschaden, 10% gefestigte Moral</text:span></text:p>
                    </text:list-item>
                    <text:list-item>
                      <text:p text:style-name="P50"><text:span text:style-name="T14">Dauer:</text:span> -1</text:p>
                    </text:list-item>
                    <text:list-item>
                      <text:p text:style-name="P30"><text:span text:style-name="T12">Abbruch:</text:span><text:span text:style-name="T11"> Ende des Zuges ,Angriff Vorher, Drehung, Tot</text:span></text:p>
                      <text:p text:style-name="P50"/>
                    </text:list-item>
                  </text:list>
                </text:list-item>
                <text:list-item>
                  <text:p text:style-name="P36">Verteidigungshaltung II (versteckt):</text:p>
                  <text:p text:style-name="P36"><text:span text:style-name="T15">Diesen Effekt haben alle normalen Bodeneinheiten</text:span></text:p>
                  <text:list>
                    <text:list-item>
                      <text:p text:style-name="P50"><text:span text:style-name="T14">Ereignisse:</text:span> Zug beendet</text:p>
                    </text:list-item>
                    <text:list-item>
                      <text:p text:style-name="P50"><text:span text:style-name="T14">Bedingung:</text:span> Zug beendet mit 100% der AP und nicht im Kampf</text:p>
                    </text:list-item>
                    <text:list-item>
                      <text:p text:style-name="P30"><text:span text:style-name="T12">Effekt:</text:span><text:span text:style-name="T11"> Verteidigungshaltung II (positiv)</text:span></text:p>
                    </text:list-item>
                    <text:list-item>
                      <text:p text:style-name="P60"><text:span text:style-name="T10">Auswirkungen: </text:span><text:span text:style-name="T11">-</text:span></text:p>
                    </text:list-item>
                    <text:list-item>
                      <text:p text:style-name="P50"><text:span text:style-name="T14">Dauer:</text:span> -1</text:p>
                    </text:list-item>
                    <text:list-item>
                      <text:p text:style-name="P50"><text:span text:style-name="T14">Abbruch:</text:span> -.</text:p>
                    </text:list-item>
                  </text:list>
                </text:list-item>
                <text:list-item>
                  <text:p text:style-name="P36">Verteidigungshaltung II (positiv):</text:p>
                  <text:list>
                    <text:list-item>
                      <text:p text:style-name="P36">Typ: <text:span text:style-name="T27">Positiv</text:span></text:p>
                    </text:list-item>
                    <text:list-item>
                      <text:p text:style-name="P50"><text:span text:style-name="T14">Ereignisse:</text:span> -</text:p>
                    </text:list-item>
                    <text:list-item>
                      <text:p text:style-name="P50"><text:span text:style-name="T14">Bedingung:</text:span> -</text:p>
                    </text:list-item>
                    <text:list-item>
                      <text:p text:style-name="P50"><text:span text:style-name="T14">Effekt:</text:span> -</text:p>
                    </text:list-item>
                    <text:list-item>
                      <text:p text:style-name="P30"><text:span text:style-name="T12">Auswirkungen: </text:span><text:span text:style-name="T11">+2 Initiative, +2 Abwehr, +1 Grundschaden, 20% gefestigte Moral</text:span></text:p>
                    </text:list-item>
                    <text:list-item>
                      <text:p text:style-name="P50"><text:span text:style-name="T14">Dauer:</text:span> -1</text:p>
                    </text:list-item>
                    <text:list-item>
                      <text:p text:style-name="P30"><text:span text:style-name="T12">Abbruch:</text:span><text:span text:style-name="T11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4427218" text:style-name="L22">
        <text:list-item>
          <text:list>
            <text:list-item>
              <text:list>
                <text:list-item>
                  <text:p text:style-name="P37">Ansturm I (versteckt):</text:p>
                  <text:p text:style-name="P37"><text:span text:style-name="T15">Diesen Effekt haben alle normalen Bodeneinheiten</text:span></text:p>
                  <text:list>
                    <text:list-item>
                      <text:p text:style-name="P51"><text:span text:style-name="T14">Ereignisse:</text:span> Bewegung Nachher</text:p>
                    </text:list-item>
                    <text:list-item>
                      <text:p text:style-name="P51"><text:span text:style-name="T14">Bedingung:</text:span> kein Ansturm I oder II</text:p>
                    </text:list-item>
                    <text:list-item>
                      <text:p text:style-name="P51"><text:span text:style-name="T14">Effekt:</text:span> Ansturm I (positiv)</text:p>
                    </text:list-item>
                    <text:list-item>
                      <text:p text:style-name="P37">Auswirkungen: <text:span text:style-name="T27">-</text:span></text:p>
                    </text:list-item>
                    <text:list-item>
                      <text:p text:style-name="P37">Dauer: <text:span text:style-name="T27">-1</text:span></text:p>
                    </text:list-item>
                    <text:list-item>
                      <text:p text:style-name="P51"><text:span text:style-name="T14">Abbruch</text:span>: -</text:p>
                    </text:list-item>
                  </text:list>
                </text:list-item>
                <text:list-item>
                  <text:p text:style-name="P37">Ansturm I:</text:p>
                  <text:list>
                    <text:list-item>
                      <text:p text:style-name="P37">Typ: <text:span text:style-name="T27">Positiv</text:span></text:p>
                    </text:list-item>
                    <text:list-item>
                      <text:p text:style-name="P51"><text:span text:style-name="T14">Ereignisse:</text:span> -</text:p>
                    </text:list-item>
                    <text:list-item>
                      <text:p text:style-name="P51"><text:span text:style-name="T14">Bedingung:</text:span> -</text:p>
                    </text:list-item>
                    <text:list-item>
                      <text:p text:style-name="P51"><text:span text:style-name="T14">Effekt:</text:span> -</text:p>
                    </text:list-item>
                    <text:list-item>
                      <text:p text:style-name="P51"><text:span text:style-name="T14">Auswirkungen:</text:span> +2 Initiative, +2 Grundschaden</text:p>
                    </text:list-item>
                    <text:list-item>
                      <text:p text:style-name="P37">Dauer: <text:span text:style-name="T27">-1</text:span></text:p>
                    </text:list-item>
                    <text:list-item>
                      <text:p text:style-name="P51"><text:span text:style-name="T14">Abbruch:</text:span> Ende des Zuges ,Angriff Vorher, Drehung, Tot</text:p>
                      <text:p text:style-name="P51"/>
                    </text:list-item>
                  </text:list>
                </text:list-item>
                <text:list-item>
                  <text:p text:style-name="P37">Ansturm II(versteckt):</text:p>
                  <text:p text:style-name="P37"><text:span text:style-name="T15">Diesen Effekt haben alle normalen Bodeneinheiten</text:span></text:p>
                  <text:list>
                    <text:list-item>
                      <text:p text:style-name="P55"><text:soft-page-break/>Typ: <text:span text:style-name="T27">Versteckt</text:span></text:p>
                    </text:list-item>
                    <text:list-item>
                      <text:p text:style-name="P51"><text:span text:style-name="T14">Ereignisse:</text:span> Bewegung Nachher</text:p>
                    </text:list-item>
                    <text:list-item>
                      <text:p text:style-name="P51"><text:span text:style-name="T14">Bedingung:</text:span> hat Effekt Ansturm I</text:p>
                    </text:list-item>
                    <text:list-item>
                      <text:p text:style-name="P51"><text:span text:style-name="T14">Effekt:</text:span> Ansturm II </text:p>
                    </text:list-item>
                    <text:list-item>
                      <text:p text:style-name="P37">Auswirkungen: <text:span text:style-name="T27">-</text:span></text:p>
                    </text:list-item>
                    <text:list-item>
                      <text:p text:style-name="P37">Dauer: - </text:p>
                    </text:list-item>
                    <text:list-item>
                      <text:p text:style-name="P51"><text:span text:style-name="T14">Abbruch</text:span>: -</text:p>
                    </text:list-item>
                  </text:list>
                </text:list-item>
                <text:list-item>
                  <text:p text:style-name="P37">Ansturm II:</text:p>
                  <text:list>
                    <text:list-item>
                      <text:p text:style-name="P37">Typ: <text:span text:style-name="T27">Positiv</text:span></text:p>
                    </text:list-item>
                    <text:list-item>
                      <text:p text:style-name="P51"><text:span text:style-name="T14">Ereignisse:</text:span> -</text:p>
                    </text:list-item>
                    <text:list-item>
                      <text:p text:style-name="P51"><text:span text:style-name="T14">Bedingung:</text:span> -</text:p>
                    </text:list-item>
                    <text:list-item>
                      <text:p text:style-name="P51"><text:span text:style-name="T14">Effekt:</text:span> -</text:p>
                    </text:list-item>
                    <text:list-item>
                      <text:p text:style-name="P51"><text:span text:style-name="T14">Auswirkungen:</text:span> +3 Initiative, +4 Grundschaden, -2 Abwehr</text:p>
                    </text:list-item>
                    <text:list-item>
                      <text:p text:style-name="P37">Modifikationen: - </text:p>
                    </text:list-item>
                    <text:list-item>
                      <text:p text:style-name="P37">Dauer: <text:span text:style-name="T27">-1</text:span></text:p>
                    </text:list-item>
                    <text:list-item>
                      <text:p text:style-name="P31"><text:span text:style-name="T12">Abbruch:</text:span><text:span text:style-name="T11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<text:span text:style-name="T27"/></text:p>
      <text:p text:style-name="P1"><text:tab/><text:tab/></text:p>
      <text:p text:style-name="P10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06T16:40:00.55</dc:date>
    <dc:creator>Helge Dombrowski</dc:creator>
    <meta:editing-duration>PT14H48M18S</meta:editing-duration>
    <meta:editing-cycles>75</meta:editing-cycles>
    <meta:generator>OpenOffice.org/3.3$Win32 OpenOffice.org_project/330m20$Build-9567</meta:generator>
    <meta:document-statistic meta:table-count="5" meta:image-count="0" meta:object-count="1" meta:page-count="8" meta:paragraph-count="295" meta:word-count="1867" meta:character-count="12002"/>
  </office:meta>
</office:document-meta>
</file>

<file path=Object 1/content.xml><?xml version="1.0" encoding="utf-8"?>
<math xmlns="http://www.w3.org/1998/Math/MathML">
  <semantics>
    <mrow>
      <mrow>
        <mrow>
          <mi mathvariant="italic">BK</mi>
          <mo stretchy="false">∗</mo>
          <mi mathvariant="normal">:</mi>
        </mrow>
        <mo stretchy="false">=</mo>
        <mrow>
          <mrow>
            <mo stretchy="false">(</mo>
            <mrow>
              <mrow>
                <mrow>
                  <mrow>
                    <mi mathvariant="italic">BK</mi>
                    <mo stretchy="false">+</mo>
                    <mi mathvariant="italic">f.Fmodi</mi>
                  </mrow>
                  <mo stretchy="false">+</mo>
                  <mi mathvariant="italic">k.Kmodi</mi>
                </mrow>
                <mo stretchy="false">+</mo>
                <mi mathvariant="italic">t.T.Bmodi</mi>
              </mrow>
              <mrow>
                <mo stretchy="false">(</mo>
                <mrow>
                  <mi>f</mi>
                  <mi>,</mi>
                  <mi>k</mi>
                </mrow>
                <mo stretchy="false">)</mo>
              </mrow>
            </mrow>
            <mo stretchy="false">)</mo>
          </mrow>
          <mo stretchy="false">∗</mo>
          <mi mathvariant="italic">t.T.BmodiP</mi>
        </mrow>
      </mrow>
      <mrow>
        <mo stretchy="false">(</mo>
        <mrow>
          <mi>f</mi>
          <mi>,</mi>
          <mi>k</mi>
        </mrow>
        <mo stretchy="false">)</mo>
      </mrow>
    </mrow>
    <annotation encoding="StarMath 5.0">BK* := (BK + f.Fmodi + k.Kmodi + t.T.Bmodi(f,k)) * t.T.BmodiP(f,k)</annotation>
  </semantics>
</math>
</file>